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5-11-04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5-10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5-09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5-08-0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5-07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5-06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5-05-0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5-04-0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5232" calcext:value-type="float">
            <text:p>28.1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5-03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5-02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5-01-2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9072" calcext:value-type="float">
            <text:p>28.3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5-01-0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4-12-0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4-11-0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124" calcext:value-type="float">
            <text:p>28.9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4-10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4-09-0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4-08-0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4-07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4-06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4-05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4-04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4-03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4-02-0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4976" calcext:value-type="float">
            <text:p>29.1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4-01-0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3-10-2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3-10-0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3-09-0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3-08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3536" calcext:value-type="float">
            <text:p>29.0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3-07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3-05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3-04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3-03-3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3-03-0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3-02-0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3-01-0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2-09-0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2-08-0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2-07-0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2-06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2-04-2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2-04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2-03-0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2-03-0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184" calcext:value-type="float">
            <text:p>28.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2-02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2-01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1-12-02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1-11-0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1-10-0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1-09-0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1-08-0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1-07-0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1-06-0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1-05-14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1-04-2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1-04-0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1-03-0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9656" calcext:value-type="float">
            <text:p>28.4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1-02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1-01-1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0-12-0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0-11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0-10-0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5288" calcext:value-type="float">
            <text:p>25.5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0-09-0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2668" calcext:value-type="float">
            <text:p>26.1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4332" calcext:value-type="float">
            <text:p>24.75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1368" calcext:value-type="float">
            <text:p>25.9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8696" calcext:value-type="float">
            <text:p>24.6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9496" calcext:value-type="float">
            <text:p>25.9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5168" calcext:value-type="float">
            <text:p>24.5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872" calcext:value-type="float">
            <text:p>28.3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1566" calcext:value-type="float">
            <text:p>28.531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6684" calcext:value-type="float">
            <text:p>29.85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1696" calcext:value-type="float">
            <text:p>27.0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2028" calcext:value-type="float">
            <text:p>26.13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48304" calcext:value-type="float">
            <text:p>28.28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9144" calcext:value-type="float">
            <text:p>29.2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014" calcext:value-type="float">
            <text:p>26.78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0236" calcext:value-type="float">
            <text:p>29.32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8354" calcext:value-type="float">
            <text:p>27.978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4216" calcext:value-type="float">
            <text:p>28.1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67451428571" calcext:value-type="float">
            <text:p>27.40674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4976" calcext:value-type="float">
            <text:p>27.8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8598" calcext:value-type="float">
            <text:p>29.168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16" calcext:value-type="float">
            <text:p>29.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346" calcext:value-type="float">
            <text:p>27.68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866" calcext:value-type="float">
            <text:p>27.37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3056" calcext:value-type="float">
            <text:p>29.0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826" calcext:value-type="float">
            <text:p>27.98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11" calcext:value-type="float">
            <text:p>31.66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362" calcext:value-type="float">
            <text:p>28.96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458" calcext:value-type="float">
            <text:p>29.02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066" calcext:value-type="float">
            <text:p>28.14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034" calcext:value-type="float">
            <text:p>29.39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368" calcext:value-type="float">
            <text:p>30.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522" calcext:value-type="float">
            <text:p>30.33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812" calcext:value-type="float">
            <text:p>29.4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842" calcext:value-type="float">
            <text:p>29.2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648" calcext:value-type="float">
            <text:p>30.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608" calcext:value-type="float">
            <text:p>32.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31" calcext:value-type="float">
            <text:p>32.4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93" calcext:value-type="float">
            <text:p>28.68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76" calcext:value-type="float">
            <text:p>29.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114" calcext:value-type="float">
            <text:p>31.98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138" calcext:value-type="float">
            <text:p>30.09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304" calcext:value-type="float">
            <text:p>29.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944" calcext:value-type="float">
            <text:p>29.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226" calcext:value-type="float">
            <text:p>29.51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918" calcext:value-type="float">
            <text:p>31.53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912" calcext:value-type="float">
            <text:p>33.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556" calcext:value-type="float">
            <text:p>29.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408" calcext:value-type="float">
            <text:p>30.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208" calcext:value-type="float">
            <text:p>29.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014" calcext:value-type="float">
            <text:p>27.79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376" calcext:value-type="float">
            <text:p>27.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25" calcext:value-type="float">
            <text:p>27.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494" calcext:value-type="float">
            <text:p>28.09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152" calcext:value-type="float">
            <text:p>29.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938" calcext:value-type="float">
            <text:p>29.32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418" calcext:value-type="float">
            <text:p>29.63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00342857143" calcext:value-type="float">
            <text:p>30.2100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016" calcext:value-type="float">
            <text:p>29.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782" calcext:value-type="float">
            <text:p>28.27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211" calcext:value-type="float">
            <text:p>28.31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1572" calcext:value-type="float">
            <text:p>33.15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58704" calcext:value-type="float">
            <text:p>32.79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8918" calcext:value-type="float">
            <text:p>31.728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9112" calcext:value-type="float">
            <text:p>31.2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37" calcext:value-type="float">
            <text:p>33.41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4072" calcext:value-type="float">
            <text:p>29.0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274" calcext:value-type="float">
            <text:p>29.54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17712" calcext:value-type="float">
            <text:p>28.80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05152" calcext:value-type="float">
            <text:p>29.42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118" calcext:value-type="float">
            <text:p>30.66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3992" calcext:value-type="float">
            <text:p>30.9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8244" calcext:value-type="float">
            <text:p>29.6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562" calcext:value-type="float">
            <text:p>29.72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3144" calcext:value-type="float">
            <text:p>29.4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174" calcext:value-type="float">
            <text:p>29.967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2864" calcext:value-type="float">
            <text:p>29.64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6994285714" calcext:value-type="float">
            <text:p>29.54469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8992" calcext:value-type="float">
            <text:p>30.2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2272" calcext:value-type="float">
            <text:p>29.8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8312" calcext:value-type="float">
            <text:p>29.9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7638" calcext:value-type="float">
            <text:p>29.107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7936" calcext:value-type="float">
            <text:p>29.66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4248" calcext:value-type="float">
            <text:p>28.6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0312" calcext:value-type="float">
            <text:p>28.1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6044" calcext:value-type="float">
            <text:p>28.54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4748" calcext:value-type="float">
            <text:p>28.84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537" calcext:value-type="float">
            <text:p>27.72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0668" calcext:value-type="float">
            <text:p>30.49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8152" calcext:value-type="float">
            <text:p>31.1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9382" calcext:value-type="float">
            <text:p>30.86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7356" calcext:value-type="float">
            <text:p>30.40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06192" calcext:value-type="float">
            <text:p>29.49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0754" calcext:value-type="float">
            <text:p>28.130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6504" calcext:value-type="float">
            <text:p>29.6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8468" calcext:value-type="float">
            <text:p>31.93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12" calcext:value-type="float">
            <text:p>35.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3942" calcext:value-type="float">
            <text:p>36.873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9968" calcext:value-type="float">
            <text:p>33.7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7436" calcext:value-type="float">
            <text:p>33.58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192" calcext:value-type="float">
            <text:p>31.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89" calcext:value-type="float">
            <text:p>32.266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678" calcext:value-type="float">
            <text:p>31.38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7448" calcext:value-type="float">
            <text:p>32.6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5194" calcext:value-type="float">
            <text:p>33.175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2048" calcext:value-type="float">
            <text:p>32.6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55984" calcext:value-type="float">
            <text:p>32.90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02576" calcext:value-type="float">
            <text:p>33.76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166" calcext:value-type="float">
            <text:p>34.47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9318" calcext:value-type="float">
            <text:p>34.92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81456" calcext:value-type="float">
            <text:p>34.38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45104" calcext:value-type="float">
            <text:p>33.34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7616" calcext:value-type="float">
            <text:p>32.83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2148" calcext:value-type="float">
            <text:p>34.71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905" calcext:value-type="float">
            <text:p>34.30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712" calcext:value-type="float">
            <text:p>35.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342" calcext:value-type="float">
            <text:p>34.98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77552" calcext:value-type="float">
            <text:p>34.00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4072" calcext:value-type="float">
            <text:p>35.3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837" calcext:value-type="float">
            <text:p>36.48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05456" calcext:value-type="float">
            <text:p>34.54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39664" calcext:value-type="float">
            <text:p>37.37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964" calcext:value-type="float">
            <text:p>33.9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9616" calcext:value-type="float">
            <text:p>32.91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361" calcext:value-type="float">
            <text:p>32.69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14192" calcext:value-type="float">
            <text:p>32.08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4528" calcext:value-type="float">
            <text:p>33.4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1218" calcext:value-type="float">
            <text:p>34.89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14" calcext:value-type="float">
            <text:p>34.90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01888" calcext:value-type="float">
            <text:p>32.60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6704" calcext:value-type="float">
            <text:p>32.5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705" calcext:value-type="float">
            <text:p>33.54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9044" calcext:value-type="float">
            <text:p>33.49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12272" calcext:value-type="float">
            <text:p>32.83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2908" calcext:value-type="float">
            <text:p>33.17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102" calcext:value-type="float">
            <text:p>34.72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1068" calcext:value-type="float">
            <text:p>33.69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594" calcext:value-type="float">
            <text:p>36.09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287" calcext:value-type="float">
            <text:p>34.39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308" calcext:value-type="float">
            <text:p>33.96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3548" calcext:value-type="float">
            <text:p>34.48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08384" calcext:value-type="float">
            <text:p>32.92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9558" calcext:value-type="float">
            <text:p>33.039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7974" calcext:value-type="float">
            <text:p>32.557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5394" calcext:value-type="float">
            <text:p>30.96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2756" calcext:value-type="float">
            <text:p>30.43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6486" calcext:value-type="float">
            <text:p>33.606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4812" calcext:value-type="float">
            <text:p>32.40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2144" calcext:value-type="float">
            <text:p>33.26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2728" calcext:value-type="float">
            <text:p>30.4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74656" calcext:value-type="float">
            <text:p>28.94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6016" calcext:value-type="float">
            <text:p>32.3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2998" calcext:value-type="float">
            <text:p>30.082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99728" calcext:value-type="float">
            <text:p>30.10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0216" calcext:value-type="float">
            <text:p>29.1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9536" calcext:value-type="float">
            <text:p>30.18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6864" calcext:value-type="float">
            <text:p>28.7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06608" calcext:value-type="float">
            <text:p>30.280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062" calcext:value-type="float">
            <text:p>30.214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3224" calcext:value-type="float">
            <text:p>30.1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12768" calcext:value-type="float">
            <text:p>28.35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0192" calcext:value-type="float">
            <text:p>28.4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50768" calcext:value-type="float">
            <text:p>28.27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77" calcext:value-type="float">
            <text:p>28.25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2816" calcext:value-type="float">
            <text:p>28.3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002" calcext:value-type="float">
            <text:p>30.64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7138" calcext:value-type="float">
            <text:p>28.917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1716" calcext:value-type="float">
            <text:p>29.73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6064" calcext:value-type="float">
            <text:p>29.9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227" calcext:value-type="float">
            <text:p>29.59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416" calcext:value-type="float">
            <text:p>29.2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6176" calcext:value-type="float">
            <text:p>27.11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5598" calcext:value-type="float">
            <text:p>28.025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54272" calcext:value-type="float">
            <text:p>28.33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9542" calcext:value-type="float">
            <text:p>28.339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6808" calcext:value-type="float">
            <text:p>28.8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699" calcext:value-type="float">
            <text:p>29.256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2926" calcext:value-type="float">
            <text:p>27.982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4128" calcext:value-type="float">
            <text:p>26.4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98688" calcext:value-type="float">
            <text:p>26.22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62608" calcext:value-type="float">
            <text:p>29.36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5594" calcext:value-type="float">
            <text:p>32.565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1444" calcext:value-type="float">
            <text:p>33.65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6822" calcext:value-type="float">
            <text:p>33.246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97232" calcext:value-type="float">
            <text:p>32.98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488" calcext:value-type="float">
            <text:p>32.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032" calcext:value-type="float">
            <text:p>34.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671" calcext:value-type="float">
            <text:p>34.63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522" calcext:value-type="float">
            <text:p>34.14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29" calcext:value-type="float">
            <text:p>34.63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536" calcext:value-type="float">
            <text:p>33.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79" calcext:value-type="float">
            <text:p>32.72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148" calcext:value-type="float">
            <text:p>33.4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772" calcext:value-type="float">
            <text:p>33.8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602" calcext:value-type="float">
            <text:p>32.92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795" calcext:value-type="float">
            <text:p>33.12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612" calcext:value-type="float">
            <text:p>32.4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726" calcext:value-type="float">
            <text:p>31.41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028" calcext:value-type="float">
            <text:p>31.4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857" calcext:value-type="float">
            <text:p>30.46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927" calcext:value-type="float">
            <text:p>32.259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174" calcext:value-type="float">
            <text:p>32.97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452" calcext:value-type="float">
            <text:p>29.8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37" calcext:value-type="float">
            <text:p>29.60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922" calcext:value-type="float">
            <text:p>31.85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754" calcext:value-type="float">
            <text:p>28.5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306" calcext:value-type="float">
            <text:p>28.29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85" calcext:value-type="float">
            <text:p>30.04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07657142857" calcext:value-type="float">
            <text:p>29.5307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594" calcext:value-type="float">
            <text:p>28.47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728" calcext:value-type="float">
            <text:p>30.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55" calcext:value-type="float">
            <text:p>28.7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152" calcext:value-type="float">
            <text:p>28.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1088" calcext:value-type="float">
            <text:p>31.3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28" calcext:value-type="float">
            <text:p>31.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473" calcext:value-type="float">
            <text:p>34.034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2026" calcext:value-type="float">
            <text:p>32.212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69424" calcext:value-type="float">
            <text:p>31.46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2972" calcext:value-type="float">
            <text:p>32.92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2272" calcext:value-type="float">
            <text:p>32.4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5776" calcext:value-type="float">
            <text:p>35.5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1824" calcext:value-type="float">
            <text:p>29.0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9376" calcext:value-type="float">
            <text:p>30.0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172" calcext:value-type="float">
            <text:p>29.0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0824" calcext:value-type="float">
            <text:p>28.69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9816" calcext:value-type="float">
            <text:p>29.7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1948" calcext:value-type="float">
            <text:p>29.30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8708" calcext:value-type="float">
            <text:p>30.04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3632" calcext:value-type="float">
            <text:p>30.5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2968" calcext:value-type="float">
            <text:p>29.8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1968" calcext:value-type="float">
            <text:p>29.4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5392" calcext:value-type="float">
            <text:p>29.4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3918" calcext:value-type="float">
            <text:p>29.823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9836" calcext:value-type="float">
            <text:p>29.92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324" calcext:value-type="float">
            <text:p>32.2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4508" calcext:value-type="float">
            <text:p>30.73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5612" calcext:value-type="float">
            <text:p>31.18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434" calcext:value-type="float">
            <text:p>30.91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8268" calcext:value-type="float">
            <text:p>30.33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3096" calcext:value-type="float">
            <text:p>29.3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2188" calcext:value-type="float">
            <text:p>31.22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3176" calcext:value-type="float">
            <text:p>29.9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834" calcext:value-type="float">
            <text:p>28.62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5064" calcext:value-type="float">
            <text:p>28.3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2748" calcext:value-type="float">
            <text:p>28.08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3108" calcext:value-type="float">
            <text:p>27.15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5252" calcext:value-type="float">
            <text:p>28.30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2684" calcext:value-type="float">
            <text:p>28.33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9362" calcext:value-type="float">
            <text:p>26.89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6636" calcext:value-type="float">
            <text:p>27.18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2212" calcext:value-type="float">
            <text:p>26.84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0588" calcext:value-type="float">
            <text:p>26.04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1904" calcext:value-type="float">
            <text:p>25.9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3504" calcext:value-type="float">
            <text:p>26.0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9712" calcext:value-type="float">
            <text:p>25.8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1924" calcext:value-type="float">
            <text:p>26.06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4324" calcext:value-type="float">
            <text:p>26.21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3928" calcext:value-type="float">
            <text:p>28.6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3813333333" calcext:value-type="float">
            <text:p>28.62038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0496" calcext:value-type="float">
            <text:p>28.8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15587692308" calcext:value-type="float">
            <text:p>29.41155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4951111111" calcext:value-type="float">
            <text:p>30.01049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4465714286" calcext:value-type="float">
            <text:p>28.77344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16378461538" calcext:value-type="float">
            <text:p>28.461637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455" calcext:value-type="float">
            <text:p>28.78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7573333333" calcext:value-type="float">
            <text:p>28.4537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8448571429" calcext:value-type="float">
            <text:p>28.36784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20032" calcext:value-type="float">
            <text:p>28.37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60987826087" calcext:value-type="float">
            <text:p>28.156098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6182068966" calcext:value-type="float">
            <text:p>27.648618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4026666667" calcext:value-type="float">
            <text:p>27.5634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1907096774" calcext:value-type="float">
            <text:p>27.5321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2174285714" calcext:value-type="float">
            <text:p>27.59321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4156137931" calcext:value-type="float">
            <text:p>27.814156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9153103448" calcext:value-type="float">
            <text:p>27.66091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88864" calcext:value-type="float">
            <text:p>27.20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87969032258" calcext:value-type="float">
            <text:p>26.7287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11727272727" calcext:value-type="float">
            <text:p>26.7011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19736" calcext:value-type="float">
            <text:p>26.66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27051428571" calcext:value-type="float">
            <text:p>26.83270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781056" calcext:value-type="float">
            <text:p>26.647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4685714286" calcext:value-type="float">
            <text:p>26.2824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17751111111" calcext:value-type="float">
            <text:p>26.28177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38580645161" calcext:value-type="float">
            <text:p>26.443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75805714286" calcext:value-type="float">
            <text:p>26.79758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3408" calcext:value-type="float">
            <text:p>27.0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90064" calcext:value-type="float">
            <text:p>26.8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5371034483" calcext:value-type="float">
            <text:p>26.69753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329" calcext:value-type="float">
            <text:p>26.323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56096551724" calcext:value-type="float">
            <text:p>26.0956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1547692308" calcext:value-type="float">
            <text:p>26.179154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5306666667" calcext:value-type="float">
            <text:p>26.30153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40436129032" calcext:value-type="float">
            <text:p>26.13404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62854736842" calcext:value-type="float">
            <text:p>25.986285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0904827586" calcext:value-type="float">
            <text:p>26.264090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83058064516" calcext:value-type="float">
            <text:p>26.388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05569655172" calcext:value-type="float">
            <text:p>26.58055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3648" calcext:value-type="float">
            <text:p>26.6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5144" calcext:value-type="float">
            <text:p>26.64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93317142857" calcext:value-type="float">
            <text:p>26.43933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20828387097" calcext:value-type="float">
            <text:p>26.20208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4991428571" calcext:value-type="float">
            <text:p>26.20049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98863448276" calcext:value-type="float">
            <text:p>26.25988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53792" calcext:value-type="float">
            <text:p>26.188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88632" calcext:value-type="float">
            <text:p>26.10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7084137931" calcext:value-type="float">
            <text:p>26.30770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6714" calcext:value-type="float">
            <text:p>26.286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5896774194" calcext:value-type="float">
            <text:p>26.459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97822857143" calcext:value-type="float">
            <text:p>26.66978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81666666667" calcext:value-type="float">
            <text:p>26.8181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95762758621" calcext:value-type="float">
            <text:p>26.87957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16013793103" calcext:value-type="float">
            <text:p>27.00160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1483870968" calcext:value-type="float">
            <text:p>26.837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5328571429" calcext:value-type="float">
            <text:p>26.63353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06846896552" calcext:value-type="float">
            <text:p>27.05068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9795555556" calcext:value-type="float">
            <text:p>27.084979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8672" calcext:value-type="float">
            <text:p>27.02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01462068966" calcext:value-type="float">
            <text:p>26.9201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5912" calcext:value-type="float">
            <text:p>26.98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5130322581" calcext:value-type="float">
            <text:p>27.0385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9528" calcext:value-type="float">
            <text:p>27.28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3589677419" calcext:value-type="float">
            <text:p>27.5633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53259354839" calcext:value-type="float">
            <text:p>27.2253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7672" calcext:value-type="float">
            <text:p>26.7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72256" calcext:value-type="float">
            <text:p>27.02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79936" calcext:value-type="float">
            <text:p>26.5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04928" calcext:value-type="float">
            <text:p>26.65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16951111111" calcext:value-type="float">
            <text:p>26.91169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0632" calcext:value-type="float">
            <text:p>26.94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67197142857" calcext:value-type="float">
            <text:p>26.87671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9304" calcext:value-type="float">
            <text:p>26.79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22611612903" calcext:value-type="float">
            <text:p>26.8422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27465806452" calcext:value-type="float">
            <text:p>27.11274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2650322581" calcext:value-type="float">
            <text:p>26.9592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14016" calcext:value-type="float">
            <text:p>26.91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67264516129" calcext:value-type="float">
            <text:p>26.656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67032" calcext:value-type="float">
            <text:p>26.6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82301935484" calcext:value-type="float">
            <text:p>26.6682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33448571429" calcext:value-type="float">
            <text:p>26.65334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5987096774" calcext:value-type="float">
            <text:p>26.605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7436" calcext:value-type="float">
            <text:p>26.218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8124" calcext:value-type="float">
            <text:p>26.13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2028" calcext:value-type="float">
            <text:p>26.13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6788" calcext:value-type="float">
            <text:p>26.11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5452" calcext:value-type="float">
            <text:p>26.09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0212" calcext:value-type="float">
            <text:p>26.08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1068" calcext:value-type="float">
            <text:p>26.07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4972" calcext:value-type="float">
            <text:p>26.06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3344" calcext:value-type="float">
            <text:p>25.9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9212" calcext:value-type="float">
            <text:p>25.69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3988" calcext:value-type="float">
            <text:p>26.57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8556" calcext:value-type="float">
            <text:p>27.30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5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7656" calcext:value-type="float">
            <text:p>27.7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3264" calcext:value-type="float">
            <text:p>29.1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0388" calcext:value-type="float">
            <text:p>28.25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2372" calcext:value-type="float">
            <text:p>28.12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7736" calcext:value-type="float">
            <text:p>28.3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2362" calcext:value-type="float">
            <text:p>28.042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354" calcext:value-type="float">
            <text:p>28.32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1528" calcext:value-type="float">
            <text:p>29.7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884" calcext:value-type="float">
            <text:p>28.8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3888" calcext:value-type="float">
            <text:p>29.5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9892" calcext:value-type="float">
            <text:p>31.13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0429089230301</text:p>
          </table:table-cell>
          <table:table-cell office:value-type="string" calcext:value-type="string">
            <text:p>194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980" meta:object-count="0"/>
    <meta:user-defined meta:name="AppVersion">3.0</meta:user-defined>
  </office:meta>
</office:document-meta>
</file>